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2" style:family="paragraph" style:parent-style-name="Standard">
      <style:text-properties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3" style:family="paragraph" style:parent-style-name="Standard">
      <style:text-properties style:font-name="Calibri" fo:font-size="11.5pt" fo:language="ru" fo:country="RU" fo:font-style="italic" style:font-size-asian="11.5pt" style:font-style-asian="italic" style:font-size-complex="11.5pt" style:font-style-complex="italic"/>
    </style:style>
    <style:style style:name="P4" style:family="paragraph" style:parent-style-name="Standard">
      <style:text-properties style:font-name="Calibri" fo:font-size="11.5pt" fo:language="en" fo:country="US" style:font-size-asian="11.5pt" style:font-size-complex="11.5pt"/>
    </style:style>
    <style:style style:name="P5" style:family="paragraph" style:parent-style-name="Standard">
      <style:text-properties style:font-name="Calibri" fo:font-size="11.5pt" fo:language="en" fo:country="US" fo:font-weight="bold" style:font-size-asian="11.5pt" style:font-weight-asian="bold" style:font-size-complex="11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3pt" fo:language="ru" fo:country="RU" style:font-size-asian="13pt" style:font-size-complex="13pt"/>
    </style:style>
    <style:style style:name="P7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8" style:family="paragraph" style:parent-style-name="Standard">
      <style:text-properties style:font-name="Calibri" fo:font-size="11pt" fo:language="ru" fo:country="RU" fo:font-style="italic" style:font-size-asian="11pt" style:font-style-asian="italic" style:font-size-complex="11pt" style:font-style-complex="italic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en" fo:country="US" fo:font-style="italic" style:font-size-asian="11.5pt" style:font-style-asian="italic" style:font-size-complex="11.5pt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en" fo:country="US" fo:font-weight="bold" style:font-size-asian="11.5pt" style:font-weight-asian="bold" style:font-size-complex="11.5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T1" style:family="text">
      <style:text-properties fo:language="en" fo:country="US"/>
    </style:style>
    <style:style style:name="T2" style:family="text">
      <style:text-properties fo:color="#000080"/>
    </style:style>
    <style:style style:name="T3" style:family="text">
      <style:text-properties fo:color="#000080" style:font-name="Calibri"/>
    </style:style>
    <style:style style:name="T4" style:family="text">
      <style:text-properties fo:color="#000080" style:font-name="Calibri" fo:font-size="11.5pt" style:font-size-asian="11.5pt" style:font-size-complex="11.5pt"/>
    </style:style>
    <style:style style:name="T5" style:family="text">
      <style:text-properties fo:color="#000080" fo:language="ru" fo:country="RU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style:font-name="Calibri"/>
    </style:style>
    <style:style style:name="T9" style:family="text">
      <style:text-properties style:font-name="Calibri" fo:font-size="11.5pt" fo:language="ru" fo:country="RU" style:font-size-asian="11.5pt" style:font-size-complex="11.5pt"/>
    </style:style>
    <style:style style:name="T10" style:family="text">
      <style:text-properties style:font-name="Calibri" fo:font-size="11.5pt" fo:language="en" fo:country="US" style:font-size-asian="11.5pt" style:font-size-complex="11.5pt"/>
    </style:style>
    <style:style style:name="T11" style:family="text">
      <style:text-properties style:font-name="Calibri" fo:font-size="11.5pt" style:font-size-asian="11.5pt" style:font-size-complex="11.5pt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style:font-name="Calibri" fo:language="ru" fo:country="RU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per 58%"/>
    </style:style>
    <style:style style:name="T16" style:family="text">
      <style:text-properties fo:color="#ff0000"/>
    </style:style>
    <style:style style:name="T17" style:family="text">
      <style:text-properties fo:color="#ff0000" style:font-name="Calibri"/>
    </style:style>
    <style:style style:name="T18" style:family="text">
      <style:text-properties fo:color="#ff0000" style:font-name="Calibri" fo:language="ru" fo:country="RU"/>
    </style:style>
    <style:style style:name="T19" style:family="text">
      <style:text-properties fo:color="#ff0000" style:font-name="Calibri" fo:font-size="11.5pt" style:font-size-asian="11.5pt" style:font-size-complex="11.5pt"/>
    </style:style>
    <style:style style:name="T20" style:family="text">
      <style:text-properties fo:color="#ff0000" fo:language="ru" fo:country="RU"/>
    </style:style>
    <style:style style:name="T21" style:family="text">
      <style:text-properties fo:color="#008000"/>
    </style:style>
    <style:style style:name="T22" style:family="text">
      <style:text-properties fo:color="#008000" fo:language="ru" fo:country="RU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4">Краткое содержание</text:span></text:p>
      <text:p text:style-name="P2">Билет 8</text:p>
      <text:p text:style-name="P1">Трение</text:p>
      <text:p text:style-name="P1">Виды трения — 4 </text:p>
      <text:p text:style-name="P1">Силы сухого трения — силы, возникающие при соприкосновении двух тел при отсутствии между ними жидкости или газа. Направлены по касательной с соприкасающимся поверхностям.</text:p>
      <text:p text:style-name="P9"><text:span text:style-name="T4">Сила трения покоя</text:span><text:span text:style-name="T11"> - </text:span><text:span text:style-name="T12">возникающая при относительном покое между поверхностями соприкосновения тел и препятствующая началу движения. Величина, направление, точка приложения.</text:span><text:span text:style-name="T11"> <text:s/></text:span></text:p>
      <text:p text:style-name="P9"><text:span text:style-name="T11">Мах сила трения покоя →</text:span><text:span text:style-name="T10"> </text:span><text:span text:style-name="T19">Закон Кулона-Амонтона</text:span><text:span text:style-name="T11"> — мах значение силы трения покоя прямо пропорционально модулю силы реакции опоры.</text:span></text:p>
      <text:p text:style-name="P9"><text:span text:style-name="T4">Сила трения скольжения</text:span><text:span text:style-name="T11"> — сила, возникающая между поверхностями соприкосновения тел и препятствующая их скольжению.</text:span><text:span text:style-name="T12"> Величина, направление, точка приложения.</text:span><text:span text:style-name="T11"> </text:span></text:p>
      <text:p text:style-name="P9"><text:span text:style-name="T4">Сила трения качения</text:span><text:span text:style-name="T11"> — сила, возникающая между поверхностями и препятствующая вращательному движению тел. <text:s/></text:span><text:span text:style-name="T11"><draw:frame draw:style-name="fr1" draw:name="Объект37" text:anchor-type="as-char" svg:width="9.036cm" svg:height="0.744cm" draw:z-index="0"><draw:object xlink:href="./Object 9" xlink:type="simple" xlink:show="embed" xlink:actuate="onLoad"/><draw:image xlink:href="./ObjectReplacements/Object 9" xlink:type="simple" xlink:show="embed" xlink:actuate="onLoad"/>
      <svg:desc>формула</svg:desc>
     </draw:frame></text:span></text:p>
      <text:p text:style-name="P10"><text:span text:style-name="T11"><text:tab/>A</text:span><text:span text:style-name="T9">ТТ по АТП →</text:span><text:span text:style-name="T11"> =0</text:span></text:p>
      <text:p text:style-name="P9"><text:span text:style-name="T4">Сила вязкого трения</text:span><text:span text:style-name="T11"> — сила, возникающая между поверхностью тела и жидкостью (газом). </text:span><text:span text:style-name="T12">Величина, направление, точка приложения.</text:span><text:span text:style-name="T11"> </text:span></text:p>
      <text:p text:style-name="P1">Зависимость от формы — лобовое сопротивление</text:p>
      <text:p text:style-name="P9"><text:span text:style-name="T11">Малые, большие скорости</text:span><text:span text:style-name="T10"> </text:span><text:span text:style-name="T11">+ Прыжок с\без парашютом(а)</text:span></text:p>
      <text:p text:style-name="P11"><text:span text:style-name="T16">Закон Стокса</text:span><text:span text:style-name="T2"> </text:span><draw:frame draw:style-name="fr2" draw:name="Объект14" text:anchor-type="as-char" svg:width="2.752cm" svg:height="0.529cm" draw:z-index="1"><draw:object xlink:href="./Object 10" xlink:type="simple" xlink:show="embed" xlink:actuate="onLoad"/><draw:image xlink:href="./ObjectReplacements/Object 10" xlink:type="simple" xlink:show="embed" xlink:actuate="onLoad"/>
     <svg:desc>формула</svg:desc>
    </draw:frame><text:span text:style-name="T8"><draw:frame draw:style-name="fr2" draw:name="Объект15" text:anchor-type="as-char" svg:width="11.192cm" svg:height="0.483cm" draw:z-index="2"><draw:object xlink:href="./Object 11" xlink:type="simple" xlink:show="embed" xlink:actuate="onLoad"/><draw:image xlink:href="./ObjectReplacements/Object 11" xlink:type="simple" xlink:show="embed" xlink:actuate="onLoad"/>
      <svg:desc>формула</svg:desc>
     </draw:frame></text:span></text:p>
      <text:p text:style-name="P11"><text:span text:style-name="T8"/></text:p>
      <text:p text:style-name="P16"><text:span text:style-name="T8">Билет 9</text:span></text:p>
      <text:p text:style-name="P11"><text:span text:style-name="T3">Импульс тела</text:span><text:span text:style-name="T8"> — вфв, равная произведению массы тела на его скорость.</text:span></text:p>
      <text:p text:style-name="P11"><text:span text:style-name="T8">Импульс силы — вфв, равная произведению сила на время ее действия.</text:span></text:p>
      <text:p text:style-name="P12"><text:span text:style-name="T17">II </text:span><text:span text:style-name="T18">закон Ньютона в импульсной форме</text:span><text:span text:style-name="T13">- </text:span><text:span text:style-name="T13"><draw:frame draw:style-name="fr1" draw:name="Объект45" text:anchor-type="as-char" svg:width="2.067cm" svg:height="0.52cm" draw:z-index="3"><draw:object xlink:href="./Object 1" xlink:type="simple" xlink:show="embed" xlink:actuate="onLoad"/><draw:image xlink:href="./ObjectReplacements/Object 1" xlink:type="simple" xlink:show="embed" xlink:actuate="onLoad"/>
      <svg:desc>формула</svg:desc>
     </draw:frame></text:span></text:p>
      <text:p text:style-name="P1">Импульс системы, внутренние и внешние силы →<text:span text:style-name="T1"> </text:span>записываем</text:p>
      <text:p text:style-name="P1"><text:span text:style-name="T21">Закон изменения импульса</text:span> - <draw:frame draw:style-name="fr2" draw:name="Объект1" text:anchor-type="as-char" svg:width="2.824cm" svg:height="1.139cm" draw:z-index="4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1"><text:span text:style-name="T2">Следствия из ЗИИ</text:span>: ЗСИ, <draw:frame draw:style-name="fr1" draw:name="Объект47" text:anchor-type="as-char" svg:width="3.963cm" svg:height="1.139cm" draw:z-index="5"><draw:object xlink:href="./Object 3" xlink:type="simple" xlink:show="embed" xlink:actuate="onLoad"/><draw:image xlink:href="./ObjectReplacements/Object 3" xlink:type="simple" xlink:show="embed" xlink:actuate="onLoad"/>
     <svg:desc>формула</svg:desc>
    </draw:frame>, направление оси, что проекция импульса = <text:span text:style-name="T1">const.</text:span></text:p>
      <text:p text:style-name="P3">Задача</text:p>
      <text:p text:style-name="P1"><text:span text:style-name="T2">Реактивное движение</text:span> — механическое движение, возникающее при отделении некоторой части тела с определенной скоростью относительно тела.</text:p>
      <text:p text:style-name="P1">Ракета + продукты сгорания →<text:span text:style-name="T1"> </text:span>записываем ЗСИ →<text:span text:style-name="T1"> </text:span><text:span text:style-name="T1"><draw:frame draw:style-name="fr2" draw:name="Объект2" text:anchor-type="as-char" svg:width="2.768cm" svg:height="0.467cm" draw:z-index="6"><draw:object xlink:href="./Object 4" xlink:type="simple" xlink:show="embed" xlink:actuate="onLoad"/><draw:image xlink:href="./ObjectReplacements/Object 4" xlink:type="simple" xlink:show="embed" xlink:actuate="onLoad"/>
     </draw:frame></text:span>2 закон Ньютона</text:p>
      <text:p text:style-name="P1"><text:span text:style-name="T21">Уравнение Мещерского </text:span><draw:frame draw:style-name="fr1" draw:name="Объект60" text:anchor-type="as-char" svg:width="9.486cm" svg:height="0.584cm" draw:z-index="7"><draw:object xlink:href="./Object 5" xlink:type="simple" xlink:show="embed" xlink:actuate="onLoad"/><draw:image xlink:href="./ObjectReplacements/Object 5" xlink:type="simple" xlink:show="embed" xlink:actuate="onLoad"/>
     <svg:desc>формула</svg:desc>
    </draw:frame></text:p>
      <text:p text:style-name="P1">Реактивная сила — приложена к ракете, направлена против скорости движения сгоревшего топлива.</text:p>
      <text:p text:style-name="P4">II <text:span text:style-name="T6">Закон Ньютона для тел с переменной массой </text:span><text:span text:style-name="T6"><draw:frame draw:style-name="fr1" draw:name="Объект27" text:anchor-type="as-char" svg:width="2.768cm" svg:height="0.997cm" draw:z-index="8"><draw:object xlink:href="./Object 6" xlink:type="simple" xlink:show="embed" xlink:actuate="onLoad"/><draw:image xlink:href="./ObjectReplacements/Object 6" xlink:type="simple" xlink:show="embed" xlink:actuate="onLoad"/>
      <svg:desc>формула</svg:desc>
     </draw:frame></text:span></text:p>
      <text:p text:style-name="P5"><text:span text:style-name="T6">Билет 10</text:span></text:p>
      <text:p text:style-name="P4"><draw:frame draw:style-name="fr3" draw:name="Объект48" text:anchor-type="paragraph" svg:x="16.738cm" svg:width="2.057cm" svg:height="1.94cm" draw:z-index="9"><draw:object xlink:href="./Object 7" xlink:type="simple" xlink:show="embed" xlink:actuate="onLoad"/><draw:image xlink:href="./ObjectReplacements/Object 7" xlink:type="simple" xlink:show="embed" xlink:actuate="onLoad"/>
    </draw:frame><text:span text:style-name="T5">Центр масс системы</text:span><text:span text:style-name="T6"> — точка, радиус-вектор которой определяется в заданной СО уравнением </text:span></text:p>
      <text:p text:style-name="P11">Проекции на оси, <text:s text:c="6"/>0=цм <text:span text:style-name="T1">→ </text:span>радиус-вектор равен 0</text:p>
      <text:p text:style-name="P11">Положение центра масс двух мт</text:p>
      <text:p text:style-name="P11">Если перемещаются →<text:span text:style-name="T1"> </text:span>Записываем определение, делим на время, переходим к пределам, получаем равенство импульсов →<text:span text:style-name="T1"> </text:span><text:span text:style-name="T21">Теорема </text:span>- <draw:frame draw:style-name="fr1" draw:name="Объект3" text:anchor-type="as-char" svg:width="2.397cm" svg:height="0.531cm" draw:z-index="10"><draw:object xlink:href="./Object 8" xlink:type="simple" xlink:show="embed" xlink:actuate="onLoad"/><draw:image xlink:href="./ObjectReplacements/Object 8" xlink:type="simple" xlink:show="embed" xlink:actuate="onLoad"/>
     <svg:desc>формула</svg:desc>
    </draw:frame></text:p>
      <text:p text:style-name="P12"><text:span text:style-name="T16">II </text:span><text:span text:style-name="T20">закон Ньютона</text:span><text:span text:style-name="T6"> </text:span><text:span text:style-name="T6"><draw:frame draw:style-name="fr1" draw:name="Объект4" text:anchor-type="as-char" svg:width="2.796cm" svg:height="1.139cm" draw:z-index="11"><draw:object xlink:href="./Object 12" xlink:type="simple" xlink:show="embed" xlink:actuate="onLoad"/><draw:image xlink:href="./ObjectReplacements/Object 12" xlink:type="simple" xlink:show="embed" xlink:actuate="onLoad"/>
      <svg:desc>формула</svg:desc>
     </draw:frame></text:span><text:span text:style-name="T6">Д-во: Делим изменения импульсов на время, переходим к пределам.</text:span></text:p>
      <text:p text:style-name="P12"><text:span text:style-name="T22">Теорема о движении цм</text:span><text:span text:style-name="T6"> — При движении системы мт ее цм движется так, как двигалось бы мт, помещенная в центр масс и имеющая массу, равную суммарной массе системы, и к ней были бы приложены все внешние силы, действующие на систему.</text:span></text:p>
      <text:p text:style-name="P12"><text:span text:style-name="T5">Следствие</text:span><text:span text:style-name="T6"> — Если система замкнута, то цм движется равномерно и прямолинейно.</text:span></text:p>
      <text:p text:style-name="P12"><text:span text:style-name="T7">Задача </text:span><text:span text:style-name="T6">— находим центр масс уголка.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4"><text:soft-page-break/><text:span text:style-name="T6">Билет 11</text:span></text:p>
      <text:p text:style-name="P12"><text:span text:style-name="T5">Механическая работа</text:span><text:span text:style-name="T6"> — сфв, равная скалярному произведению вектора скорости и вектора перемещения.</text:span></text:p>
      <text:p text:style-name="P12"><text:span text:style-name="T6">Угол: больше\равен\меньше</text:span></text:p>
      <text:p text:style-name="P12"><text:span text:style-name="T6">Брусок тянут по горизонтальной поверхности — работа силы трения отрицательная, реакции нити положительная, реакции опоры и тяжести равны 0.</text:span></text:p>
      <text:p text:style-name="P13"><text:span text:style-name="T6">Для неравномерного криволинейного перемещения:</text:span></text:p>
      <text:p text:style-name="P18"><text:span text:style-name="T6">Элементарное перемещение — вектор, дина которого равна длине участка траектории, напраления совпадают.</text:span></text:p>
      <text:p text:style-name="P18"><text:span text:style-name="T6">Элементарная работа — работа на элементарном перемещении.</text:span></text:p>
      <text:p text:style-name="P18"><text:span text:style-name="T6"><draw:frame draw:style-name="fr1" draw:name="Объект13" text:anchor-type="as-char" svg:width="6.747cm" svg:height="0.803cm" draw:z-index="12"><draw:object xlink:href="./Object 13" xlink:type="simple" xlink:show="embed" xlink:actuate="onLoad"/><draw:image xlink:href="./ObjectReplacements/Object 13" xlink:type="simple" xlink:show="embed" xlink:actuate="onLoad"/>
      <svg:desc>формула</svg:desc>
     </draw:frame></text:span></text:p>
      <text:p text:style-name="P1"><text:span text:style-name="T2">Средняя мощность</text:span> — сфв, равная отношению работы ко времени ее совершения.</text:p>
      <text:p text:style-name="P1"><text:span text:style-name="T2">Мгновенная мощность</text:span> — сфв, равная пределу отношения работы ко времени ее совершения, при условии, что время стремиться к 0.</text:p>
      <text:p text:style-name="P1"><draw:frame draw:style-name="fr1" draw:name="Объект6" text:anchor-type="as-char" svg:width="8.04cm" svg:height="1.051cm" draw:z-index="14"><draw:object xlink:href="./Object 15" xlink:type="simple" xlink:show="embed" xlink:actuate="onLoad"/><draw:image xlink:href="./ObjectReplacements/Object 15" xlink:type="simple" xlink:show="embed" xlink:actuate="onLoad"/>
     <svg:desc>формула</svg:desc>
    </draw:frame></text:p>
      <text:p text:style-name="P1"><draw:frame draw:style-name="fr1" draw:name="Объект5" text:anchor-type="as-char" svg:width="7.923cm" svg:height="1.051cm" draw:z-index="13"><draw:object xlink:href="./Object 14" xlink:type="simple" xlink:show="embed" xlink:actuate="onLoad"/><draw:image xlink:href="./ObjectReplacements/Object 14" xlink:type="simple" xlink:show="embed" xlink:actuate="onLoad"/>
     <svg:desc>формула</svg:desc>
    </draw:frame></text:p>
      <text:p text:style-name="P7"><text:span text:style-name="T2">Коэффициент полезного действия (КПД,</text:span><text:span text:style-name="T2"><draw:frame draw:style-name="fr1" draw:name="Объект20" text:anchor-type="as-char" svg:width="0.455cm" svg:height="0.483cm" draw:z-index="15"><draw:object xlink:href="./Object 16" xlink:type="simple" xlink:show="embed" xlink:actuate="onLoad"/><draw:image xlink:href="./ObjectReplacements/Object 16" xlink:type="simple" xlink:show="embed" xlink:actuate="onLoad"/>
      <svg:desc>формула</svg:desc>
     </draw:frame></text:span><text:span text:style-name="T2">) </text:span>— физическая величина, равная отношению «полезной» работы к «совершенной» работе.</text:p>
      <text:p text:style-name="P7">Пример: подъем груза по наклонной плоскости</text:p>
      <text:p text:style-name="P8">Задача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623cm" fo:margin-left="1.032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04T16:12:23.93</meta:creation-date>
    <meta:document-statistic meta:table-count="0" meta:image-count="0" meta:object-count="16" meta:page-count="2" meta:paragraph-count="51" meta:word-count="465" meta:character-count="3292"/>
    <dc:date>2017-03-04T18:16:44.92</dc:date>
    <meta:editing-duration>PT2M21S</meta:editing-duration>
    <meta:editing-cycles>1</meta:editing-cycles>
    <meta:generator>OpenOffice.org/3.3$Win32 OpenOffice.org_project/330m20$Build-9567</meta:generator>
  </office:meta>
</office:document-meta>
</file>

<file path=Object 1/content.xml><?xml version="1.0" encoding="utf-8"?>
<math xmlns="http://www.w3.org/1998/Math/MathML">
  <semantics>
    <mrow>
      <mo stretchy="false">Δ</mo>
      <mrow>
        <mover accent="true">
          <mi>p</mi>
          <mo stretchy="false">⃗</mo>
        </mover>
        <mo stretchy="false">=</mo>
        <mover accent="true">
          <mi>F</mi>
          <mo stretchy="false">⃗</mo>
        </mover>
      </mrow>
      <mo stretchy="false">Δ</mo>
      <mi>t</mi>
    </mrow>
    <annotation encoding="StarMath 5.0">%DELTA vec p = vec F %DELTA t</annotation>
  </semantics>
</math>
</file>

<file path=Object 10/content.xml><?xml version="1.0" encoding="utf-8"?>
<math xmlns="http://www.w3.org/1998/Math/MathML">
  <semantics>
    <mrow>
      <mrow>
        <msub>
          <mi>F</mi>
          <mi mathvariant="italic">сопр</mi>
        </msub>
        <mo stretchy="false">=</mo>
        <mn>6</mn>
      </mrow>
      <mo stretchy="false">π</mo>
      <mo stretchy="false">β</mo>
      <mi>r</mi>
      <mi>v</mi>
    </mrow>
    <annotation encoding="StarMath 5.0">F_сопр = 6 %pi %ibeta r v</annotation>
  </semantics>
</math>
</file>

<file path=Object 11/content.xml><?xml version="1.0" encoding="utf-8"?>
<math xmlns="http://www.w3.org/1998/Math/MathML">
  <semantics>
    <mrow>
      <mrow>
        <mo stretchy="false">β</mo>
        <mo stretchy="false">−</mo>
        <mstyle mathsize="10pt">
          <mrow>
            <mrow>
              <mi mathvariant="italic">коэфициент</mi>
              <mi/>
              <mi mathvariant="italic">вязкости</mi>
            </mrow>
          </mrow>
        </mstyle>
      </mrow>
      <mi>,</mi>
      <mi/>
      <mrow>
        <mi>r</mi>
        <mo stretchy="false">−</mo>
        <mstyle mathsize="10pt">
          <mrow>
            <mi mathvariant="italic">радиус</mi>
          </mrow>
        </mstyle>
      </mrow>
      <mi/>
      <mrow>
        <mi>v</mi>
        <mo stretchy="false">−</mo>
        <mstyle mathsize="10pt">
          <mrow>
            <mrow>
              <mi mathvariant="italic">скорость</mi>
              <mi>в</mi>
              <mi mathvariant="italic">жидкости</mi>
              <mrow>
                <mo stretchy="false">(</mo>
                <mi mathvariant="italic">газе</mi>
                <mo stretchy="false">)</mo>
              </mrow>
            </mrow>
          </mrow>
        </mstyle>
      </mrow>
    </mrow>
    <annotation encoding="StarMath 5.0">%ibeta - size 10{коэфициент` вязкости}, ``r -size 10{радиус}``v -size 10{скорость в жидкости (газе)}</annotation>
  </semantics>
</math>
</file>

<file path=Object 12/content.xml><?xml version="1.0" encoding="utf-8"?>
<math xmlns="http://www.w3.org/1998/Math/MathML">
  <semantics>
    <mrow>
      <msub>
        <mi>M</mi>
        <mi>c</mi>
      </msub>
      <mrow>
        <msub>
          <mover accent="true">
            <mi>a</mi>
            <mo stretchy="false">⃗</mo>
          </mover>
          <mi mathvariant="italic">ц.м.</mi>
        </msub>
        <mo stretchy="false">=</mo>
        <mrow>
          <munderover>
            <mo stretchy="false">∑</mo>
            <mrow>
              <mi>i</mi>
              <mo stretchy="false">=</mo>
              <mstyle mathvariant="italic">
                <mrow>
                  <mn>1</mn>
                </mrow>
              </mstyle>
            </mrow>
            <mi>n</mi>
          </munderover>
          <mover accent="true">
            <msub>
              <mi>F</mi>
              <mi>i</mi>
            </msub>
            <mo stretchy="false">⃗</mo>
          </mover>
        </mrow>
      </mrow>
    </mrow>
    <annotation encoding="StarMath 5.0">M_c   {{vec a}_ц.м.}=sum from{i=ital 1} to{n} vec F_i </annotation>
  </semantics>
</math>
</file>

<file path=Object 13/content.xml><?xml version="1.0" encoding="utf-8"?>
<math xmlns="http://www.w3.org/1998/Math/MathML">
  <semantics>
    <mrow>
      <mrow>
        <mi>A</mi>
        <mo stretchy="false">=</mo>
        <mrow>
          <munder>
            <mi>lim</mi>
            <mrow>
              <mo stretchy="false">Δ</mo>
              <mover accent="true">
                <mi>r</mi>
                <mo stretchy="false">⃗</mo>
              </mover>
              <mo stretchy="false">→</mo>
              <mn>0</mn>
            </mrow>
          </munder>
          <mrow>
            <mo stretchy="false">∑</mo>
            <mo stretchy="false">Δ</mo>
          </mrow>
        </mrow>
      </mrow>
      <mrow>
        <msub>
          <mi>A</mi>
          <mi>i</mi>
        </msub>
        <mo stretchy="false">≈</mo>
        <mrow>
          <mo stretchy="false">∑</mo>
          <mo stretchy="false">Δ</mo>
        </mrow>
      </mrow>
      <mrow>
        <msub>
          <mi>A</mi>
          <mi>i</mi>
        </msub>
        <mo stretchy="false">=</mo>
        <mrow>
          <mrow>
            <mo stretchy="false">∑</mo>
            <mover accent="true">
              <msub>
                <mi>F</mi>
                <mi>i</mi>
              </msub>
              <mo stretchy="false">⃗</mo>
            </mover>
          </mrow>
          <mo stretchy="false">⋅</mo>
          <mo stretchy="false">Δ</mo>
        </mrow>
      </mrow>
      <mover accent="true">
        <msub>
          <mi>r</mi>
          <mi>i</mi>
        </msub>
        <mo stretchy="false">⃗</mo>
      </mover>
    </mrow>
    <annotation encoding="StarMath 5.0">A=lim  csub{%DELTA vec r rightarrow 0} sum %DELTA A_i  approx sum %DELTA A_i=sum vec F_i cdot %DELTA vec r_i</annotation>
  </semantics>
</math>
</file>

<file path=Object 14/content.xml><?xml version="1.0" encoding="utf-8"?>
<math xmlns="http://www.w3.org/1998/Math/MathML">
  <semantics>
    <mrow>
      <mrow>
        <mrow>
          <mrow>
            <mi>N</mi>
            <mo stretchy="false">=</mo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frac>
                <mrow>
                  <mo stretchy="false">Δ</mo>
                  <mi>A</mi>
                </mrow>
                <mrow>
                  <mo stretchy="false">Δ</mo>
                  <mi>t</mi>
                </mrow>
              </mfrac>
            </mrow>
          </mrow>
          <mo stretchy="false">=</mo>
          <mrow>
            <munder>
              <mi>lim</mi>
              <mrow>
                <mo stretchy="false">Δ</mo>
                <mi>t</mi>
                <mo stretchy="false">→</mo>
                <mn>0</mn>
              </mrow>
            </munder>
            <mfrac>
              <mrow>
                <mover accent="true">
                  <mi>F</mi>
                  <mo stretchy="false">⃗</mo>
                </mover>
                <mo stretchy="false">Δ</mo>
                <mover accent="true">
                  <mi>r</mi>
                  <mo stretchy="false">⃗</mo>
                </mover>
              </mrow>
              <mrow>
                <mo stretchy="false">Δ</mo>
                <mi>t</mi>
              </mrow>
            </mfrac>
          </mrow>
        </mrow>
        <mo stretchy="false">=</mo>
        <mover accent="true">
          <mi>F</mi>
          <mo stretchy="false">⃗</mo>
        </mover>
      </mrow>
      <mrow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i>r</mi>
                <mo stretchy="false">⃗</mo>
              </mover>
            </mrow>
            <mrow>
              <mo stretchy="false">Δ</mo>
              <mi>t</mi>
            </mrow>
          </mfrac>
        </mrow>
        <mo stretchy="false">=</mo>
        <mrow>
          <mover accent="true">
            <mi>F</mi>
            <mo stretchy="false">⃗</mo>
          </mover>
          <mo stretchy="false">⋅</mo>
          <mover accent="true">
            <mi>v</mi>
            <mo stretchy="false">⃗</mo>
          </mover>
        </mrow>
      </mrow>
    </mrow>
    <annotation encoding="StarMath 5.0">N = lim  csub{%DELTA t rightarrow 0} {{%DELTA A}over {%DELTA t}} =lim  csub{%DELTA t rightarrow 0} {{vec F %DELTA vec r}over {%DELTA t}} =vec F lim  csub{%DELTA t rightarrow 0} {{%DELTA vec r}over {%DELTA t}} =vec F cdot vec v</annotation>
  </semantics>
</math>
</file>

<file path=Object 15/content.xml><?xml version="1.0" encoding="utf-8"?>
<math xmlns="http://www.w3.org/1998/Math/MathML">
  <semantics>
    <mrow>
      <mrow>
        <mrow>
          <mrow>
            <mrow>
              <msub>
                <mi>N</mi>
                <mi mathvariant="italic">cp</mi>
              </msub>
              <mo stretchy="false">=</mo>
              <mfrac>
                <mrow>
                  <mo stretchy="false">Δ</mo>
                  <mi>A</mi>
                </mrow>
                <mrow>
                  <mo stretchy="false">Δ</mo>
                  <mi>t</mi>
                </mrow>
              </mfrac>
            </mrow>
            <mo stretchy="false">=</mo>
            <mfrac>
              <mrow>
                <mrow>
                  <mover accent="true">
                    <mi>F</mi>
                    <mo stretchy="false">⃗</mo>
                  </mover>
                  <mo stretchy="false">⋅</mo>
                  <mo stretchy="false">Δ</mo>
                </mrow>
                <mover accent="true">
                  <mi>r</mi>
                  <mo stretchy="false">⃗</mo>
                </mover>
              </mrow>
              <mrow>
                <mo stretchy="false">Δ</mo>
                <mi>t</mi>
              </mrow>
            </mfrac>
          </mrow>
          <mo stretchy="false">=</mo>
          <mrow>
            <mover accent="true">
              <mi>F</mi>
              <mo stretchy="false">⃗</mo>
            </mover>
            <mo stretchy="false">⋅</mo>
            <mover accent="true">
              <msub>
                <mi>v</mi>
                <mi mathvariant="italic">cр</mi>
              </msub>
              <mo stretchy="false">⃗</mo>
            </mover>
          </mrow>
        </mrow>
        <mo stretchy="false">=</mo>
        <mrow>
          <mi>F</mi>
          <mo stretchy="false">⋅</mo>
          <msub>
            <mi>v</mi>
            <mi mathvariant="italic">cр</mi>
          </msub>
        </mrow>
      </mrow>
      <mi>cos</mi>
      <mrow>
        <mo stretchy="false">(</mo>
        <mrow>
          <mover accent="true">
            <mi>F</mi>
            <mo stretchy="false">⃗</mo>
          </mover>
          <mi>;</mi>
          <mover accent="true">
            <msub>
              <mi>v</mi>
              <mi mathvariant="italic">cр</mi>
            </msub>
            <mo stretchy="false">⃗</mo>
          </mover>
        </mrow>
        <mo stretchy="false">)</mo>
      </mrow>
    </mrow>
    <annotation encoding="StarMath 5.0">N_cp = {%DELTA A}over {%DELTA t} ={vec F  cdot %DELTA vec r}over{%DELTA t}=vec F cdot vec v_cр=F cdot v_cр cos (vec F ; vec v_cр)</annotation>
  </semantics>
</math>
</file>

<file path=Object 16/content.xml><?xml version="1.0" encoding="utf-8"?>
<math xmlns="http://www.w3.org/1998/Math/MathML">
  <semantics>
    <mo stretchy="false">η</mo>
    <annotation encoding="StarMath 5.0">%ieta </annotation>
  </semantics>
</math>
</file>

<file path=Object 2/content.xml><?xml version="1.0" encoding="utf-8"?>
<math xmlns="http://www.w3.org/1998/Math/MathML">
  <semantics>
    <mrow>
      <mo stretchy="false">Δ</mo>
      <mrow>
        <mover accent="true">
          <msub>
            <mi>p</mi>
            <mi>c</mi>
          </msub>
          <mo stretchy="false">⃗</mo>
        </mover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over accent="true">
            <msub>
              <mi>F</mi>
              <mi>i</mi>
            </msub>
            <mo stretchy="false">⃗</mo>
          </mover>
        </mrow>
      </mrow>
      <mo stretchy="false">Δ</mo>
      <mi>t</mi>
    </mrow>
    <annotation encoding="StarMath 5.0">%DELTA vec p_c = sum from i=1 to n vec F_i %DELTA t</annotation>
  </semantics>
</math>
</file>

<file path=Object 3/content.xml><?xml version="1.0" encoding="utf-8"?>
<math xmlns="http://www.w3.org/1998/Math/MathML">
  <semantics>
    <mrow>
      <mrow>
        <mover accent="true">
          <mn>0</mn>
          <mo stretchy="false">⃗</mo>
        </mover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over accent="true">
            <msub>
              <mi>F</mi>
              <mi>i</mi>
            </msub>
            <mo stretchy="false">⃗</mo>
          </mover>
        </mrow>
      </mrow>
      <mo stretchy="false">Δ</mo>
      <mi>t</mi>
      <mi/>
      <mo stretchy="false">Δ</mo>
      <mi>t</mi>
      <mo stretchy="false">→</mo>
      <mn>0</mn>
    </mrow>
    <annotation encoding="StarMath 5.0">vec 0 = sum  csup{n}  csub{i=1}    vec F_i %DELTA t ~~` %DELTA t rightarrow  0</annotation>
  </semantics>
</math>
</file>

<file path=Object 4/content.xml><?xml version="1.0" encoding="utf-8"?>
<math xmlns="http://www.w3.org/1998/Math/MathML">
  <semantics>
    <mrow>
      <mi>m</mi>
      <mo stretchy="false">Δ</mo>
      <mrow>
        <mover accent="true">
          <mi>v</mi>
          <mo stretchy="false">⃗</mo>
        </mover>
        <mo stretchy="false">=</mo>
        <mrow>
          <mo stretchy="false">−</mo>
          <mo stretchy="false">Δ</mo>
        </mrow>
      </mrow>
      <mi>m</mi>
      <mover accent="true">
        <mi>u</mi>
        <mo stretchy="false">⃗</mo>
      </mover>
    </mrow>
    <annotation encoding="StarMath 5.0">m %DELTA vec v = - %DELTA m vec u</annotation>
  </semantics>
</math>
</file>

<file path=Object 5/content.xml><?xml version="1.0" encoding="utf-8"?>
<math xmlns="http://www.w3.org/1998/Math/MathML">
  <semantics>
    <mrow>
      <mrow>
        <msub>
          <mover accent="true">
            <mi>F</mi>
            <mo stretchy="false">⃗</mo>
          </mover>
          <mi mathvariant="italic">реакт</mi>
        </msub>
        <mo stretchy="false">=</mo>
        <mrow>
          <mo stretchy="false">−</mo>
          <mo stretchy="false">μ</mo>
        </mrow>
      </mrow>
      <mover accent="true">
        <mi>u</mi>
        <mo stretchy="false">⃗</mo>
      </mover>
      <mi/>
      <mrow>
        <mover accent="true">
          <mi>u</mi>
          <mo stretchy="false">⃗</mo>
        </mover>
        <mo stretchy="false">−</mo>
        <mstyle mathsize="10pt">
          <mrow>
            <mrow>
              <mi mathvariant="italic">скорость</mi>
              <mi/>
              <mi mathvariant="italic">газов</mi>
              <mi/>
              <mi mathvariant="italic">относительно</mi>
              <mi/>
              <mi mathvariant="italic">ракеты</mi>
            </mrow>
          </mrow>
        </mstyle>
      </mrow>
    </mrow>
    <annotation encoding="StarMath 5.0">{vec {F }}_реакт = -%imu vec u`~~vec u - size 10 {скорость` газов `относительно` ракеты}</annotation>
  </semantics>
</math>
</file>

<file path=Object 6/content.xml><?xml version="1.0" encoding="utf-8"?>
<math xmlns="http://www.w3.org/1998/Math/MathML">
  <semantics>
    <mrow>
      <mi>M</mi>
      <mrow>
        <mfrac>
          <mrow>
            <mo stretchy="false">Δ</mo>
            <mover accent="true">
              <mi>v</mi>
              <mo stretchy="false">⃗</mo>
            </mover>
          </mrow>
          <mrow>
            <mo stretchy="false">Δ</mo>
            <mi>t</mi>
          </mrow>
        </mfrac>
        <mo stretchy="false">=</mo>
        <msub>
          <mover accent="true">
            <mi>F</mi>
            <mo stretchy="false">⃗</mo>
          </mover>
          <mi mathvariant="italic">реакт</mi>
        </msub>
      </mrow>
    </mrow>
    <annotation encoding="StarMath 5.0">M{%DELTA vec v}over{%DELTA t}= {vec F}_реакт</annotation>
  </semantics>
</math>
</file>

<file path=Object 7/content.xml><?xml version="1.0" encoding="utf-8"?>
<math xmlns="http://www.w3.org/1998/Math/MathML">
  <semantics>
    <mstyle mathsize="10pt">
      <mrow>
        <mrow>
          <mover accent="true">
            <msub>
              <mi>r</mi>
              <mi mathvariant="italic">цм</mi>
            </msub>
            <mo stretchy="false">⃗</mo>
          </mover>
          <mo stretchy="false">=</mo>
          <mfrac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ver accent="true">
                <msub>
                  <mi>r</mi>
                  <mi>i</mi>
                </msub>
                <mo stretchy="false">⃗</mo>
              </mover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m</mi>
                <mi>i</mi>
              </msub>
            </mrow>
          </mfrac>
        </mrow>
      </mrow>
    </mstyle>
    <annotation encoding="StarMath 5.0">size 10{vec r_цм = {sum csup{n} csub{i=1} m_i vec r_i}over{sum csup{n} csub{i=1} m_i}}</annotation>
  </semantics>
</math>
</file>

<file path=Object 8/content.xml><?xml version="1.0" encoding="utf-8"?>
<math xmlns="http://www.w3.org/1998/Math/MathML">
  <semantics>
    <mrow>
      <mo stretchy="false">Δ</mo>
      <mrow>
        <msub>
          <mover accent="true">
            <mi>p</mi>
            <mo stretchy="false">⃗</mo>
          </mover>
          <mi mathvariant="italic">ц.м.</mi>
        </msub>
        <mo stretchy="false">=</mo>
        <mo stretchy="false">Δ</mo>
      </mrow>
      <msub>
        <mover accent="true">
          <mi>p</mi>
          <mo stretchy="false">⃗</mo>
        </mover>
        <mi>c</mi>
      </msub>
    </mrow>
    <annotation encoding="StarMath 5.0">{%DELTA{vec p}_ц.м. = %DELTA{vec p}_c}</annotation>
  </semantics>
</math>
</file>

<file path=Object 9/content.xml><?xml version="1.0" encoding="utf-8"?>
<math xmlns="http://www.w3.org/1998/Math/MathML">
  <semantics>
    <mstyle mathsize="9pt">
      <mrow>
        <mrow>
          <mrow>
            <msub>
              <mi>F</mi>
              <mi mathvariant="italic">тр.кач</mi>
            </msub>
            <mo stretchy="false">=</mo>
            <mrow>
              <mfrac>
                <mi>k</mi>
                <mi>R</mi>
              </mfrac>
              <mo stretchy="false">⋅</mo>
              <mi>N</mi>
            </mrow>
          </mrow>
          <mi/>
          <mrow>
            <mi>R</mi>
            <mo stretchy="false">−</mo>
            <mi mathvariant="italic">радиус</mi>
          </mrow>
          <mi/>
          <mi mathvariant="italic">тела</mi>
          <mi>,</mi>
          <mrow>
            <mi>k</mi>
            <mo stretchy="false">−</mo>
            <mi mathvariant="italic">коэфициент</mi>
          </mrow>
          <mi/>
          <mi mathvariant="italic">трения</mi>
          <mi/>
          <mi mathvariant="italic">качения</mi>
        </mrow>
      </mrow>
    </mstyle>
    <annotation encoding="StarMath 5.0">size 9{F_тр.кач = k over R cdot N ~~R-радиус`тела , k-коэфициент`трения`качения}</annotation>
  </semantics>
</math>
</file>